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36ae" officeooo:paragraph-rsid="000336ae"/>
    </style:style>
    <style:style style:name="P2" style:family="paragraph" style:parent-style-name="Standard">
      <style:text-properties officeooo:rsid="00051d36" officeooo:paragraph-rsid="00051d3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 How does the main memory and the secondary storage of a computer differ from each</text:p>
      <text:p text:style-name="Standard">other?</text:p>
      <text:p text:style-name="Standard"/>
      <text:p text:style-name="P1">Sol: The main memory is where the computer stores a program while it is running, as well as data that the program is working with.</text:p>
      <text:p text:style-name="P1"/>
      <text:p text:style-name="P1">The main memory is also known as RAM (Random access memory). The CPU is able to access data stored at any random location with the same latency (random access).</text:p>
      <text:p text:style-name="P1"/>
      <text:p text:style-name="P1">The main memory is also volatile, that is the data stored in this type of memory is erased when the computer is turned off.</text:p>
      <text:p text:style-name="P1"/>
      <text:p text:style-name="P1">Secondary storage is the type that can hold the data for long period of time, even when power to computer is turned off. It does not have random access to its memory cells. Examples of such storage are disk drive, solid state drive, USB drive and etc..</text:p>
      <text:p text:style-name="P1"><text:s/></text:p>
      <text:p text:style-name="Standard">2. What number does a bit that is turned on represent? What number does a bit that is</text:p>
      <text:p text:style-name="Standard">turned off represent?</text:p>
      <text:p text:style-name="Standard"/>
      <text:p text:style-name="P1">Sol: When a bit is turned on <text:s/>it represents 1. When the bit is turned off it represents 0.</text:p>
      <text:p text:style-name="P1"/>
      <text:p text:style-name="Standard">3. How many different characters can be represented in ASCII? Name the character set</text:p>
      <text:p text:style-name="Standard">that addresses this limitation.</text:p>
      <text:p text:style-name="Standard"/>
      <text:p text:style-name="P2">Sol: The total number of character that are represented in ASCII is 128. Unicode character set is used to address the limitation of ASCII characters.</text:p>
      <text:p text:style-name="P2"/>
      <text:p text:style-name="Standard">4. What is an individual instruction in a program written in a high-level programming</text:p>
      <text:p text:style-name="Standard">language called?</text:p>
      <text:p text:style-name="Standard"/>
      <text:p text:style-name="P2">Sol: The individual instruction in a program written in a high-level programming language are called as statements.</text:p>
      <text:p text:style-name="P2"/>
      <text:p text:style-name="P2">5. What are the short words that are used in assembly language called?</text:p>
      <text:p text:style-name="P2"/>
      <text:p text:style-name="P2">Sol: They are called mnemonics.</text:p>
      <text:p text:style-name="P2"/>
      <text:p text:style-name="P2">6. What is the difference between a compiler and an interpreter?</text:p>
      <text:p text:style-name="P2"/>
      <text:p text:style-name="P2">Sol: The compiler translates a high-level language program into a seprate machine language program.</text:p>
      <text:p text:style-name="P2"/>
      <text:p text:style-name="P2">The interpreter reads each individual instruction in the program, it converts it to machine language instruction then immediately executes it. This process repeats for every instruction in the program.</text:p>
      <text:p text:style-name="P2"/>
      <text:p text:style-name="P2">7. What type of software controls the internal operations of the computer’s hardware?</text:p>
      <text:p text:style-name="P2"/>
      <text:p text:style-name="P2">Sol: Operating System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14:03:01.855890569</meta:creation-date>
    <meta:generator>LibreOffice/6.0.7.3$Linux_X86_64 LibreOffice_project/00m0$Build-3</meta:generator>
    <dc:date>2019-05-05T14:34:37.766151500</dc:date>
    <meta:editing-duration>PT7M15S</meta:editing-duration>
    <meta:editing-cycles>2</meta:editing-cycles>
    <meta:document-statistic meta:table-count="0" meta:image-count="0" meta:object-count="0" meta:page-count="1" meta:paragraph-count="23" meta:word-count="346" meta:character-count="2005" meta:non-whitespace-character-count="1679"/>
  </office:meta>
</office:document-meta>
</file>